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ntac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</table:table-row>
      </table:table>
      <table:table table:name="Conversation" table:style-name="ta1"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05T14:18:54.284379638</dc:date>
    <dc:creator>bmaupin </dc:creator>
    <meta:editing-duration>PT37M11S</meta:editing-duration>
    <meta:editing-cycles>16</meta:editing-cycles>
    <meta:generator>LibreOffice/4.2.6.3$Linux_X86_64 LibreOffice_project/420m0$Build-3</meta:generator>
    <meta:document-statistic meta:table-count="2" meta:cell-count="39" meta:object-count="0"/>
  </office:meta>
</office:document-meta>
</file>